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78.51pt"/>
    </style:style>
    <style:style style:name="co2" style:family="table-column">
      <style:table-column-properties fo:break-before="auto" style:column-width="29.54pt"/>
    </style:style>
    <style:style style:name="co3" style:family="table-column">
      <style:table-column-properties fo:break-before="auto" style:column-width="28.8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49.66pt"/>
    </style:style>
    <style:style style:name="co7" style:family="table-column">
      <style:table-column-properties fo:break-before="auto" style:column-width="31.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need_cut</text:p>
          </table:table-cell>
          <table:table-cell office:value-type="string" calcext:value-type="string">
            <text:p>more</text:p>
          </table:table-cell>
        </table:table-row>
        <table:table-row table:style-name="ro1">
          <table:table-cell office:value-type="string" calcext:value-type="string">
            <text:p>/home/uscc/USAI_Outsourcing/SBIR_fight_videos/ced/v0000_1_070/v0000_1_07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01_5_090/v0001_5_09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002_2_060/v0002_2_06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03_2_020/v0003_2_02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04_2_060/v0004_2_06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05_4_010/v0005_4_0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06_5_090/v0006_5_09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07_5_130/v0007_5_1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08_1_010/v0008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09_2_030/v0009_2_0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10_5_080/v0010_5_0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11_3_100/v0011_3_10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12_5_070/v0012_5_0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13_1_010/v0013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14_5_130/v0014_5_13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15_5_130/v0015_5_1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16_5_130/v0016_5_1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17_1_070/v0017_1_07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18_1_070/v0018_1_0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19_2_120/v0019_2_1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020_1_010/v0020_1_0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021_4_040/v0021_4_04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022_1_030/v0022_1_0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23_0_000/v0023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24_2_120/v0024_2_1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25_2_120/v0025_2_1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26_2_060/v0026_2_0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27_2_020/v0027_2_0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28_2_020/v0028_2_02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29_6_150/v0029_6_1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30_6_150/v0030_6_1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31_5_140/v0031_5_14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32_0_000/v0032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33_5_070/v0033_5_0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34_3_160/v0034_3_1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35_5_120/v0035_5_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036_4_050/v0036_4_0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37_0_000/v0037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38_2_020/v0038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039_2_080/v0039_2_0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40_5_140/v0040_5_1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41_5_140/v0041_5_14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042_2_080/v0042_2_08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43_0_000/v0043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44_0_000/v0044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45_5_110/v0045_5_1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46_5_110/v0046_5_1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47_0_000/v0047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058_2_020/v0058_2_0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59_1_010/v0059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60_2_050/v0060_2_0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61_2_110/v0061_2_1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064_0_000/v0064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65_0_000/v0065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66_6_160/v0066_6_16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071_2_060/v0071_2_0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073_2_020/v0073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081_5_100/v0081_5_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82_0_000/v0082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084_5_080/v0084_5_0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 table:number-rows-repeated="12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097_0_000/v0097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98_0_000/v0098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099_5_170/v0099_5_17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100_1_010/v0100_1_0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101_1_010/v0101_1_0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102_1_010/v0102_1_0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03_0_000/v0103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104_1_010/v0104_1_0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05_5_130/v0105_5_1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06_0_000/v0106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107_1_010/v0107_1_0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108_1_010/v0108_1_0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109_0_000/v0109_0_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10_1_010/v0110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11_2_090/v0111_2_0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12_1_010/v0112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13_1_010/v0113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14_2_020/v0114_2_0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15_0_000/v0115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16_0_000/v0116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17_0_000/v0117_0_0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18_0_000/v0118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19_0_000/v0119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20_0_000/v0120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21_1_010/v0121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22_1_010/v0122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23_1_010/v0123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24_2_020/v0124_2_0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25_2_020/v0125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26_0_000/v0126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27_1_010/v0127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28_0_000/v0128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29_2_030/v0129_2_0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30_0_000/v0130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31_1_010/v0131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32_1_010/v0132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133_1_070/v0133_1_07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34_1_010/v0134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35_1_010/v0135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36_1_010/v0136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37_1_010/v0137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38_1_070/v0138_1_0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39_1_070/v0139_1_0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40_1_010/v0140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142_0_000/v0142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144_0_000/v0144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45_2_020/v0145_2_0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46_2_020/v0146_2_0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47_1_010/v0147_1_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48_1_010/v0148_1_0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49_2_020/v0149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150_1_010/v0150_1_0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151_0_000/v0151_0_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52_0_000/v0152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53_2_020/v0153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54_0_000/v0154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55_0_000/v0155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56_2_020/v0156_2_0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57_1_010/v0157_1_0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58_2_020/v0158_2_0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59_3_110/v0159_3_1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60_0_000/v0160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61_5_130/v0161_5_1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62_1_010/v0162_1_0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63_1_010/v0163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64_0_000/v0164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166_1_010/v0166_1_0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67_1_010/v0167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68_0_000/v0168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69_2_060/v0169_2_0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170_3_120/v0170_3_1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71_0_000/v0171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72_0_000/v0172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73_1_010/v0173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74_1_010/v0174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75_6_150/v0175_6_15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76_5_140/v0176_5_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77_1_010/v0177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78_1_010/v0178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179_1_010/v0179_1_0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180_5_070/v0180_5_07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/home/uscc/USAI_Outsourcing/SBIR_fight_videos/ced/v0181_5_070/v0181_5_07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/home/uscc/USAI_Outsourcing/SBIR_fight_videos/ced/v0182_0_000/v0182_0_00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/home/uscc/USAI_Outsourcing/SBIR_fight_videos/ced/v0183_2_030/v0183_2_03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/home/uscc/USAI_Outsourcing/SBIR_fight_videos/ced/v0184_5_070/v0184_5_07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85_1_010/v0185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86_2_020/v0186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87_2_030/v0187_2_0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88_2_030/v0188_2_0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190_5_080/v0190_5_0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192_5_130/v0192_5_1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93_0_000/v0193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194_0_000/v0194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196_0_000/v0196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198_2_020/v0198_2_0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200_2_020/v0200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/home/uscc/USAI_Outsourcing/SBIR_fight_videos/ced/v0202_1_040/v0202_1_0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03_2_020/v0203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04_0_000/v0204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home/uscc/USAI_Outsourcing/SBIR_fight_videos/ced/v0205_1_010/v0205_1_0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06_0_000/v0206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07_1_010/v0207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08_0_000/v0208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09_1_010/v0209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10_1_010/v0210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11_1_010/v0211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12_2_020/v0212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13_0_000/v0213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14_1_010/v0214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15_0_000/v0215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16_4_060/v0216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17_0_000/v0217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18_1_010/v0218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19_1_010/v0219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20_1_010/v0220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21_2_030/v0221_2_03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223_2_030/v0223_2_0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24_2_030/v0224_2_0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226_0_000/v0226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27_1_010/v0227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28_0_000/v0228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29_4_060/v0229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30_4_060/v0230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31_5_070/v0231_5_07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32_1_030/v0232_1_0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 table:number-rows-repeated="43">
          <table:table-cell table:number-columns-repeated="7"/>
        </table:table-row>
        <table:table-row table:style-name="ro1">
          <table:table-cell office:value-type="string" calcext:value-type="string">
            <text:p>/home/uscc/USAI_Outsourcing/SBIR_fight_videos/ced/v0279_1_010/v0279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80_3_060/v0280_3_06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81_1_010/v0281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82_1_010/v0282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83_2_070/v0283_2_07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84_0_000/v0284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85_1_010/v0285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86_2_120/v0286_2_1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87_1_010/v0287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88_6_100/v0288_6_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89_5_120/v0289_5_1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90_6_150/v0290_6_1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91_1_010/v0291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92_2_030/v0292_2_0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93_2_030/v0293_2_0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94_4_060/v0294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95_2_030/v0295_2_0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96_1_010/v0296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97_2_030/v0297_2_0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98_2_030/v0298_2_0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299_4_060/v0299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00_5_120/v0300_5_1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01_5_120/v0301_5_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02_2_020/v0302_2_0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03_1_010/v0303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04_1_010/v0304_1_0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05_1_010/v0305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06_1_010/v0306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07_5_080/v0307_5_0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08_1_010/v0308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09_1_010/v0309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10_1_010/v0310_1_0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11_1_010/v0311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12_1_010/v0312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13_1_010/v0313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14_2_020/v0314_2_0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15_5_080/v0315_5_0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16_4_060/v0316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17_1_010/v0317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18_2_030/v0318_2_0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19_1_010/v0319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20_2_030/v0320_2_0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21_6_210/v0321_6_2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22_6_210/v0322_6_2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23_6_200/v0323_6_2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24_2_020/v0324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25_5_070/v0325_5_0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26_4_060/v0326_4_0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27_6_100/v0327_6_1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28_5_080/v0328_5_0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29_5_080/v0329_5_0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30_2_020/v0330_2_0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31_2_020/v0331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32_2_030/v0332_2_0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33_1_010/v0333_1_0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34_1_010/v0334_1_0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35_5_070/v0335_5_0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36_1_010/v0336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37_2_020/v0337_2_0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38_2_030/v0338_2_0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39_5_080/v0339_5_0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40_1_010/v0340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41_1_010/v0341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42_2_020/v0342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43_5_070/v0343_5_07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44_2_030/v0344_2_0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45_5_070/v0345_5_0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46_1_010/v0346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47_2_030/v0347_2_0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48_1_010/v0348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49_1_010/v0349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50_2_030/v0350_2_0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51_2_020/v0351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52_5_170/v0352_5_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53_1_010/v0353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54_1_010/v0354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55_1_010/v0355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56_5_060/v0356_5_0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57_1_010/v0357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58_1_010/v0358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59_1_010/v0359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60_2_030/v0360_2_0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61_1_010/v0361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62_1_010/v0362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63_3_100/v0363_3_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64_3_100/v0364_3_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65_5_110/v0365_5_1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66_4_060/v0366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67_2_030/v0367_2_0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68_1_010/v0368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69_2_060/v0369_2_0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70_2_020/v0370_2_0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71_5_080/v0371_5_0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72_5_110/v0372_5_1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73_1_010/v0373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74_3_060/v0374_3_0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75_4_060/v0375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76_0_000/v0376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77_2_030/v0377_2_03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78_0_000/v0378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79_4_060/v0379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80_0_000/v0380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81_5_080/v0381_5_0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82_0_000/v0382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83_0_000/v0383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84_1_010/v0384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85_2_020/v0385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86_4_060/v0386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87_1_010/v0387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88_1_010/v0388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89_0_000/v0389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90_0_000/v0390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91_0_000/v0391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92_1_010/v0392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93_0_000/v0393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94_1_010/v0394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95_0_000/v0395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96_2_020/v0396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97_4_060/v0397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98_1_010/v0398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399_1_010/v0399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00_2_030/v0400_2_0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01_1_010/v0401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02_4_060/v0402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03_3_060/v0403_3_0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04_5_080/v0404_5_0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05_1_010/v0405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06_1_010/v0406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07_1_010/v0407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08_5_110/v0408_5_1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09_1_010/v0409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10_1_010/v0410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11_2_020/v0411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12_3_100/v0412_3_1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13_2_030/v0413_2_0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14_0_000/v0414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15_5_070/v0415_5_0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16_0_000/v0416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17_1_010/v0417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18_5_110/v0418_5_1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19_5_170/v0419_5_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20_0_000/v0420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21_1_010/v0421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22_2_030/v0422_2_0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23_5_030/v0423_5_0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24_1_010/v0424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25_2_030/v0425_2_0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26_1_010/v0426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27_2_020/v0427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28_1_010/v0428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29_4_060/v0429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30_5_120/v0430_5_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31_5_110/v0431_5_1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32_5_080/v0432_5_0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33_1_010/v0433_1_0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34_2_020/v0434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35_2_020/v0435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36_3_100/v0436_3_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37_1_010/v0437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38_1_010/v0438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39_2_030/v0439_2_0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40_2_020/v0440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41_4_060/v0441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42_5_110/v0442_5_1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43_1_010/v0443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44_0_000/v0444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45_2_030/v0445_2_0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46_1_010/v0446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47_2_030/v0447_2_0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48_6_150/v0448_6_1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49_5_080/v0449_5_0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50_2_070/v0450_2_0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51_2_020/v0451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52_6_150/v0452_6_1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53_5_080/v0453_5_08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54_6_250/v0454_6_2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55_6_150/v0455_6_1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56_2_030/v0456_2_0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57_2_020/v0457_2_0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58_3_060/v0458_3_0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59_4_060/v0459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60_5_080/v0460_5_08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61_1_020/v0461_1_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62_5_120/v0462_5_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63_1_010/v0463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64_1_010/v0464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65_4_060/v0465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66_2_030/v0466_2_03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67_2_020/v0467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68_2_030/v0468_2_0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69_1_010/v0469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70_2_020/v0470_2_0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71_1_010/v0471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72_2_020/v0472_2_0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73_1_010/v0473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74_2_020/v0474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75_2_020/v0475_2_02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76_1_010/v0476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77_5_080/v0477_5_08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78_5_080/v0478_5_08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79_6_200/v0479_6_2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80_1_010/v0480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81_5_080/v0481_5_08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82_6_210/v0482_6_2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83_1_010/v0483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84_2_020/v0484_2_0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85_1_010/v0485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86_0_000/v0486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87_5_080/v0487_5_0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88_0_000/v0488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89_2_060/v0489_2_0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90_0_000/v0490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91_5_110/v0491_5_1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92_2_020/v0492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93_4_120/v0493_4_1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94_1_010/v0494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95_2_030/v0495_2_0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96_0_000/v0496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97_5_080/v0497_5_0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98_5_070/v0498_5_0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499_4_060/v0499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00_5_070/v0500_5_0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01_4_060/v0501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02_4_060/v0502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03_0_000/v0503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04_0_000/v0504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05_2_020/v0505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06_2_090/v0506_2_0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07_2_020/v0507_2_0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08_2_020/v0508_2_02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09_1_010/v0509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10_4_060/v0510_4_06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11_5_070/v0511_5_0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12_2_030/v0512_2_0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13_2_020/v0513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14_5_070/v0514_5_0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15_5_070/v0515_5_07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16_3_100/v0516_3_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17_0_000/v0517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18_4_060/v0518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19_2_020/v0519_2_0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20_0_000/v0520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21_1_010/v0521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22_2_130/v0522_2_1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23_6_210/v0523_6_2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24_5_070/v0524_5_0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25_6_210/v0525_6_2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26_6_210/v0526_6_2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27_2_030/v0527_2_0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28_4_060/v0528_4_0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29_0_000/v0529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30_4_010/v0530_4_0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31_5_030/v0531_5_0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32_5_080/v0532_5_0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33_1_010/v0533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34_1_010/v0534_1_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35_0_000/v0535_0_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home/uscc/USAI_Outsourcing/SBIR_fight_videos/ced/v0536_2_020/v0536_2_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2:56:14.685449789</meta:creation-date>
    <dc:date>2019-07-01T12:56:31.597953263</dc:date>
    <meta:editing-duration>PT17S</meta:editing-duration>
    <meta:editing-cycles>1</meta:editing-cycles>
    <meta:document-statistic meta:table-count="1" meta:cell-count="2222" meta:object-count="0"/>
    <meta:generator>LibreOffice/5.3.6.1$Linux_X86_64 LibreOffice_project/30$Build-1</meta:generator>
  </office:meta>
</office:document-meta>
</file>